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1.205cm"/>
    </style:style>
    <style:style style:name="co6" style:family="table-column">
      <style:table-column-properties fo:break-before="auto" style:column-width="1.625cm"/>
    </style:style>
    <style:style style:name="co7" style:family="table-column">
      <style:table-column-properties fo:break-before="auto" style:column-width="0.923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1.82cm"/>
    </style:style>
    <style:style style:name="co13" style:family="table-column">
      <style:table-column-properties fo:break-before="auto" style:column-width="1.847cm"/>
    </style:style>
    <style:style style:name="co14" style:family="table-column">
      <style:table-column-properties fo:break-before="auto" style:column-width="2.155cm"/>
    </style:style>
    <style:style style:name="co15" style:family="table-column">
      <style:table-column-properties fo:break-before="auto" style:column-width="1.483cm"/>
    </style:style>
    <style:style style:name="co16" style:family="table-column">
      <style:table-column-properties fo:break-before="auto" style:column-width="1.651cm"/>
    </style:style>
    <style:style style:name="co17" style:family="table-column">
      <style:table-column-properties fo:break-before="auto" style:column-width="1.372cm"/>
    </style:style>
    <style:style style:name="co18" style:family="table-column">
      <style:table-column-properties fo:break-before="auto" style:column-width="1.401cm"/>
    </style:style>
    <style:style style:name="co19" style:family="table-column">
      <style:table-column-properties fo:break-before="auto" style:column-width="1.7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01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rotation-align="none"/>
    </style:style>
    <style:style style:name="ce2" style:family="table-cell" style:parent-style-name="Default">
      <style:table-cell-properties fo:background-color="#92d05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92d05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fo:background-color="#92d05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92d05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 style:data-style-name="N2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fo:background-color="#ff0000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2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 style:data-style-name="N1">
      <style:table-cell-properties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8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9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f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I&quot;;&quot;II&quot;;&quot;III&quot;;&quot;IV&quot;)" table:allow-empty-cell="true" table:display-list="unsorted" table:base-cell-address="Sheet1.C19">
          <table:help-message table:display="true"/>
          <table:error-message table:message-type="stop" table:display="true"/>
        </table:content-validation>
        <table:content-validation table:name="val2" table:condition="of:cell-content-is-in-list(&quot;taip&quot;;&quot;ne&quot;)" table:allow-empty-cell="true" table:display-list="unsorted" table:base-cell-address="Sheet1.G5">
          <table:help-message table:display="true"/>
          <table:error-message table:message-type="stop" table:display="true"/>
        </table:content-validation>
        <table:content-validation table:name="val3" table:condition="of:cell-content-is-in-list(&quot;0&quot;;&quot;2,1&quot;;&quot;3&quot;)" table:allow-empty-cell="true" table:display-list="unsorted" table:base-cell-address="Sheet1.I5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9" table:number-columns-repeated="100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Eil. Nr.</text:p>
          </table:table-cell>
          <table:table-cell table:style-name="ce7" office:value-type="string" calcext:value-type="string" table:number-columns-spanned="1" table:number-rows-spanned="2">
            <text:p>Pavardė, Vardas</text:p>
          </table:table-cell>
          <table:table-cell table:style-name="ce7" office:value-type="string" calcext:value-type="string" table:number-columns-spanned="1" table:number-rows-spanned="2">
            <text:p>Nustatytas atlyginimas</text:p>
          </table:table-cell>
          <table:table-cell table:style-name="ce7" office:value-type="string" calcext:value-type="string" table:number-columns-spanned="1" table:number-rows-spanned="2">
            <text:p>Terminuota darbo sutartis (taip, ne)</text:p>
          </table:table-cell>
          <table:table-cell table:style-name="ce7" office:value-type="string" calcext:value-type="string" table:number-columns-spanned="1" table:number-rows-spanned="2">
            <text:p>Nustatytas darbo laikas (val.)</text:p>
          </table:table-cell>
          <table:table-cell table:style-name="ce7" office:value-type="string" calcext:value-type="string" table:number-columns-spanned="1" table:number-rows-spanned="2">
            <text:p>Dirbta (val.)</text:p>
          </table:table-cell>
          <table:table-cell table:style-name="ce7" office:value-type="string" calcext:value-type="string" table:number-columns-spanned="1" table:number-rows-spanned="2">
            <text:p>Taikyti NPD (taip, ne)?</text:p>
          </table:table-cell>
          <table:table-cell table:style-name="ce2" office:value-type="string" calcext:value-type="string" table:number-columns-spanned="1" table:number-rows-spanned="2">
            <text:p>PNPD</text:p>
          </table:table-cell>
          <table:table-cell table:style-name="ce7" office:value-type="string" calcext:value-type="string" table:number-columns-spanned="1" table:number-rows-spanned="2">
            <text:p>Papildomo pensijos kaupimo % (0; 2,1; 3)</text:p>
          </table:table-cell>
          <table:table-cell table:style-name="ce17" office:value-type="string" calcext:value-type="string" table:number-columns-spanned="5" table:number-rows-spanned="1">
            <text:p>Priskaičiuota</text:p>
          </table:table-cell>
          <table:covered-table-cell table:number-columns-repeated="3" table:style-name="ce21"/>
          <table:covered-table-cell table:style-name="ce22"/>
          <table:table-cell table:style-name="ce23" office:value-type="string" calcext:value-type="string" table:number-columns-spanned="1" table:number-rows-spanned="2">
            <text:p>Darbdavio Sodra</text:p>
          </table:table-cell>
          <table:table-cell table:style-name="ce23" office:value-type="string" calcext:value-type="string" table:number-columns-spanned="1" table:number-rows-spanned="2">
            <text:p>Pritaikytas NPD</text:p>
          </table:table-cell>
          <table:table-cell table:style-name="ce25" office:value-type="string" calcext:value-type="string" table:number-columns-spanned="2" table:number-rows-spanned="1">
            <text:p>Darbuotojo mokami mokesčiai</text:p>
          </table:table-cell>
          <table:covered-table-cell table:style-name="ce21"/>
          <table:table-cell table:style-name="ce23" office:value-type="string" calcext:value-type="string" table:number-columns-spanned="1" table:number-rows-spanned="2">
            <text:p>Taikytas bendras Sodros tarifas %</text:p>
          </table:table-cell>
          <table:table-cell table:style-name="ce23" office:value-type="string" calcext:value-type="string" table:number-columns-spanned="1" table:number-rows-spanned="2">
            <text:p>Viso darbuotojo ir darbdavio Sodra</text:p>
          </table:table-cell>
          <table:table-cell table:style-name="ce17" office:value-type="string" calcext:value-type="string" table:number-columns-spanned="2" table:number-rows-spanned="1">
            <text:p>Išskaičiuota</text:p>
          </table:table-cell>
          <table:covered-table-cell table:style-name="ce22"/>
          <table:table-cell table:style-name="ce18" office:value-type="string" calcext:value-type="string" table:number-columns-spanned="1" table:number-rows-spanned="2">
            <text:p>Išmokėti</text:p>
          </table:table-cell>
          <table:table-cell table:number-columns-repeated="1001"/>
        </table:table-row>
        <table:table-row table:style-name="ro2">
          <table:covered-table-cell table:style-name="ce3"/>
          <table:covered-table-cell table:number-columns-repeated="6" table:style-name="ce8"/>
          <table:covered-table-cell table:style-name="ce3"/>
          <table:covered-table-cell table:style-name="ce8"/>
          <table:table-cell table:style-name="ce18" office:value-type="string" calcext:value-type="string">
            <text:p>Atlyginimas</text:p>
          </table:table-cell>
          <table:table-cell table:style-name="ce2" office:value-type="string" calcext:value-type="string">
            <text:p>Priedas</text:p>
          </table:table-cell>
          <table:table-cell table:style-name="ce2" office:value-type="string" calcext:value-type="string">
            <text:p>Atostoginiai</text:p>
          </table:table-cell>
          <table:table-cell table:style-name="ce7" office:value-type="string" calcext:value-type="string">
            <text:p>Ligos pašalpa</text:p>
          </table:table-cell>
          <table:table-cell table:style-name="ce23" office:value-type="string" calcext:value-type="string">
            <text:p>Priskaičiuota viso</text:p>
          </table:table-cell>
          <table:covered-table-cell table:number-columns-repeated="2" table:style-name="ce24"/>
          <table:table-cell table:style-name="ce18" office:value-type="string" calcext:value-type="string">
            <text:p>GPM</text:p>
          </table:table-cell>
          <table:table-cell table:style-name="ce18" office:value-type="string" calcext:value-type="string">
            <text:p>Sodra</text:p>
          </table:table-cell>
          <table:covered-table-cell table:number-columns-repeated="2" table:style-name="ce24"/>
          <table:table-cell table:style-name="ce2" office:value-type="string" calcext:value-type="string">
            <text:p>Avansas</text:p>
          </table:table-cell>
          <table:table-cell table:style-name="ce2" office:value-type="string" calcext:value-type="string">
            <text:p>Antstoliai</text:p>
          </table:table-cell>
          <table:covered-table-cell table:style-name="ce26"/>
          <table:table-cell table:number-columns-repeated="100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etraitis, Petras</text:p>
          </table:table-cell>
          <table:table-cell table:style-name="ce9" office:value-type="float" office:value="1000" calcext:value-type="float">
            <text:p>1000,00</text:p>
          </table:table-cell>
          <table:table-cell table:style-name="ce12" table:content-validation-name="val2" office:value-type="string" calcext:value-type="string">
            <text:p>ne</text:p>
          </table:table-cell>
          <table:table-cell table:number-columns-repeated="2" table:style-name="ce13" office:value-type="float" office:value="168" calcext:value-type="float">
            <text:p>168</text:p>
          </table:table-cell>
          <table:table-cell table:style-name="ce15" table:content-validation-name="val2" office:value-type="string" calcext:value-type="string">
            <text:p>taip</text:p>
          </table:table-cell>
          <table:table-cell table:style-name="ce13" office:value-type="float" office:value="0" calcext:value-type="float">
            <text:p>0</text:p>
          </table:table-cell>
          <table:table-cell table:style-name="ce12" table:content-validation-name="val3" office:value-type="float" office:value="0" calcext:value-type="float">
            <text:p>0,00</text:p>
          </table:table-cell>
          <table:table-cell table:style-name="ce19" table:formula="of:=ROUND([.C5]/[.E5]*[.F5];2)" office:value-type="float" office:value="1000" calcext:value-type="float">
            <text:p>1000,00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19" table:formula="of:=SUM([.J5:.M5])" office:value-type="float" office:value="1000" calcext:value-type="float">
            <text:p>1000,00</text:p>
          </table:table-cell>
          <table:table-cell table:style-name="ce19" table:formula="of:=ROUND(IF([.D5]=&quot;ne&quot;;([.N5]-[.M5])*(0.0163+COM.MICROSOFT.SWITCH([.$C$19];&quot;I&quot;;0.14/100;&quot;II&quot;;0.36/100;&quot;III&quot;;0.7/100;&quot;IV&quot;;1.4/100));([.N5]-[.M5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19" table:formula="of:=ROUND(IF([.G5]=&quot;taip&quot;;(IF(AND([.N5]&lt;=607;[.N5]&gt;=350);350;(IF([.N5]&lt;350;[.N5];IF(350-0.17*([.N5]-607)&lt;0;0;(350-0.17*([.N5]-607)))))));0);2)" office:value-type="float" office:value="283.19" calcext:value-type="float">
            <text:p>283,19</text:p>
          </table:table-cell>
          <table:table-cell table:style-name="ce19" table:formula="of:=ROUND((([.N5]-[.P5]-[.H5]-[.M5])*0.2)+([.M5]*0.15);2)" office:value-type="float" office:value="143.36" calcext:value-type="float">
            <text:p>143,36</text:p>
          </table:table-cell>
          <table:table-cell table:style-name="ce19" table:formula="of:=ROUND(([.N5]-[.M5])*(0.195+([.I5]/100));2)" office:value-type="float" office:value="195" calcext:value-type="float">
            <text:p>195,00</text:p>
          </table:table-cell>
          <table:table-cell table:style-name="ce19" table:formula="of:=IF([.D5]=&quot;ne&quot;;[.I5]+21.13+COM.MICROSOFT.SWITCH([.$C$19];&quot;I&quot;;0.14;&quot;II&quot;;0.36;&quot;III&quot;;0.7;&quot;IV&quot;;1.4);[.I5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19" table:formula="of:=ROUND(([.N5]-[.M5])*([.S5]/100);2)" office:value-type="float" office:value="212.7" calcext:value-type="float">
            <text:p>212,70</text:p>
          </table:table-cell>
          <table:table-cell table:number-columns-repeated="2" table:style-name="ce9" office:value-type="float" office:value="0" calcext:value-type="float">
            <text:p>0,00</text:p>
          </table:table-cell>
          <table:table-cell table:style-name="ce19" table:formula="of:=ROUND([.N5]-[.Q5]-[.R5]-[.U5]-[.V5];2)" office:value-type="float" office:value="661.64" calcext:value-type="float">
            <text:p>661,64</text:p>
          </table:table-cell>
          <table:table-cell table:number-columns-repeated="100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etraitis, Petras</text:p>
          </table:table-cell>
          <table:table-cell table:style-name="ce9" office:value-type="float" office:value="1000" calcext:value-type="float">
            <text:p>1000,00</text:p>
          </table:table-cell>
          <table:table-cell table:style-name="ce12" table:content-validation-name="val2" office:value-type="string" calcext:value-type="string">
            <text:p>ne</text:p>
          </table:table-cell>
          <table:table-cell table:number-columns-repeated="2" table:style-name="ce13" office:value-type="float" office:value="168" calcext:value-type="float">
            <text:p>168</text:p>
          </table:table-cell>
          <table:table-cell table:style-name="ce15" table:content-validation-name="val2" office:value-type="string" calcext:value-type="string">
            <text:p>taip</text:p>
          </table:table-cell>
          <table:table-cell table:style-name="ce13" office:value-type="float" office:value="0" calcext:value-type="float">
            <text:p>0</text:p>
          </table:table-cell>
          <table:table-cell table:style-name="ce12" table:content-validation-name="val3" office:value-type="float" office:value="0" calcext:value-type="float">
            <text:p>0,00</text:p>
          </table:table-cell>
          <table:table-cell table:style-name="ce19" table:formula="of:=ROUND([.C6]/[.E6]*[.F6];2)" office:value-type="float" office:value="1000" calcext:value-type="float">
            <text:p>1000,00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19" table:formula="of:=SUM([.J6:.M6])" office:value-type="float" office:value="1000" calcext:value-type="float">
            <text:p>1000,00</text:p>
          </table:table-cell>
          <table:table-cell table:style-name="ce19" table:formula="of:=ROUND(IF([.D6]=&quot;ne&quot;;([.N6]-[.M6])*(0.0163+COM.MICROSOFT.SWITCH([.$C$19];&quot;I&quot;;0.14/100;&quot;II&quot;;0.36/100;&quot;III&quot;;0.7/100;&quot;IV&quot;;1.4/100));([.N6]-[.M6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19" table:formula="of:=ROUND(IF([.G6]=&quot;taip&quot;;(IF(AND([.N6]&lt;=607;[.N6]&gt;=350);350;(IF([.N6]&lt;350;[.N6];IF(350-0.17*([.N6]-607)&lt;0;0;(350-0.17*([.N6]-607)))))));0);2)" office:value-type="float" office:value="283.19" calcext:value-type="float">
            <text:p>283,19</text:p>
          </table:table-cell>
          <table:table-cell table:style-name="ce19" table:formula="of:=ROUND((([.N6]-[.P6]-[.H6]-[.M6])*0.2)+([.M6]*0.15);2)" office:value-type="float" office:value="143.36" calcext:value-type="float">
            <text:p>143,36</text:p>
          </table:table-cell>
          <table:table-cell table:style-name="ce19" table:formula="of:=ROUND(([.N6]-[.M6])*(0.195+([.I6]/100));2)" office:value-type="float" office:value="195" calcext:value-type="float">
            <text:p>195,00</text:p>
          </table:table-cell>
          <table:table-cell table:style-name="ce19" table:formula="of:=IF([.D6]=&quot;ne&quot;;[.I6]+21.13+COM.MICROSOFT.SWITCH([.$C$19];&quot;I&quot;;0.14;&quot;II&quot;;0.36;&quot;III&quot;;0.7;&quot;IV&quot;;1.4);[.I6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19" table:formula="of:=ROUND(([.N6]-[.M6])*([.S6]/100);2)" office:value-type="float" office:value="212.7" calcext:value-type="float">
            <text:p>212,70</text:p>
          </table:table-cell>
          <table:table-cell table:number-columns-repeated="2" table:style-name="ce9" office:value-type="float" office:value="0" calcext:value-type="float">
            <text:p>0,00</text:p>
          </table:table-cell>
          <table:table-cell table:style-name="ce19" table:formula="of:=ROUND([.N6]-[.Q6]-[.R6]-[.U6]-[.V6];2)" office:value-type="float" office:value="661.64" calcext:value-type="float">
            <text:p>661,64</text:p>
          </table:table-cell>
          <table:table-cell table:number-columns-repeated="100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etraitis, Petras</text:p>
          </table:table-cell>
          <table:table-cell table:style-name="ce9" office:value-type="float" office:value="1000" calcext:value-type="float">
            <text:p>1000,00</text:p>
          </table:table-cell>
          <table:table-cell table:style-name="ce12" table:content-validation-name="val2" office:value-type="string" calcext:value-type="string">
            <text:p>ne</text:p>
          </table:table-cell>
          <table:table-cell table:number-columns-repeated="2" table:style-name="ce13" office:value-type="float" office:value="168" calcext:value-type="float">
            <text:p>168</text:p>
          </table:table-cell>
          <table:table-cell table:style-name="ce15" table:content-validation-name="val2" office:value-type="string" calcext:value-type="string">
            <text:p>taip</text:p>
          </table:table-cell>
          <table:table-cell table:style-name="ce13" office:value-type="float" office:value="0" calcext:value-type="float">
            <text:p>0</text:p>
          </table:table-cell>
          <table:table-cell table:style-name="ce12" table:content-validation-name="val3" office:value-type="float" office:value="0" calcext:value-type="float">
            <text:p>0,00</text:p>
          </table:table-cell>
          <table:table-cell table:style-name="ce19" table:formula="of:=ROUND([.C7]/[.E7]*[.F7];2)" office:value-type="float" office:value="1000" calcext:value-type="float">
            <text:p>1000,00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19" table:formula="of:=SUM([.J7:.M7])" office:value-type="float" office:value="1000" calcext:value-type="float">
            <text:p>1000,00</text:p>
          </table:table-cell>
          <table:table-cell table:style-name="ce19" table:formula="of:=ROUND(IF([.D7]=&quot;ne&quot;;([.N7]-[.M7])*(0.0163+COM.MICROSOFT.SWITCH([.$C$19];&quot;I&quot;;0.14/100;&quot;II&quot;;0.36/100;&quot;III&quot;;0.7/100;&quot;IV&quot;;1.4/100));([.N7]-[.M7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19" table:formula="of:=ROUND(IF([.G7]=&quot;taip&quot;;(IF(AND([.N7]&lt;=607;[.N7]&gt;=350);350;(IF([.N7]&lt;350;[.N7];IF(350-0.17*([.N7]-607)&lt;0;0;(350-0.17*([.N7]-607)))))));0);2)" office:value-type="float" office:value="283.19" calcext:value-type="float">
            <text:p>283,19</text:p>
          </table:table-cell>
          <table:table-cell table:style-name="ce19" table:formula="of:=ROUND((([.N7]-[.P7]-[.H7]-[.M7])*0.2)+([.M7]*0.15);2)" office:value-type="float" office:value="143.36" calcext:value-type="float">
            <text:p>143,36</text:p>
          </table:table-cell>
          <table:table-cell table:style-name="ce19" table:formula="of:=ROUND(([.N7]-[.M7])*(0.195+([.I7]/100));2)" office:value-type="float" office:value="195" calcext:value-type="float">
            <text:p>195,00</text:p>
          </table:table-cell>
          <table:table-cell table:style-name="ce19" table:formula="of:=IF([.D7]=&quot;ne&quot;;[.I7]+21.13+COM.MICROSOFT.SWITCH([.$C$19];&quot;I&quot;;0.14;&quot;II&quot;;0.36;&quot;III&quot;;0.7;&quot;IV&quot;;1.4);[.I7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19" table:formula="of:=ROUND(([.N7]-[.M7])*([.S7]/100);2)" office:value-type="float" office:value="212.7" calcext:value-type="float">
            <text:p>212,70</text:p>
          </table:table-cell>
          <table:table-cell table:number-columns-repeated="2" table:style-name="ce9" office:value-type="float" office:value="0" calcext:value-type="float">
            <text:p>0,00</text:p>
          </table:table-cell>
          <table:table-cell table:style-name="ce19" table:formula="of:=ROUND([.N7]-[.Q7]-[.R7]-[.U7]-[.V7];2)" office:value-type="float" office:value="661.64" calcext:value-type="float">
            <text:p>661,64</text:p>
          </table:table-cell>
          <table:table-cell table:number-columns-repeated="100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etraitis, Petras</text:p>
          </table:table-cell>
          <table:table-cell table:style-name="ce9" office:value-type="float" office:value="1000" calcext:value-type="float">
            <text:p>1000,00</text:p>
          </table:table-cell>
          <table:table-cell table:style-name="ce12" table:content-validation-name="val2" office:value-type="string" calcext:value-type="string">
            <text:p>ne</text:p>
          </table:table-cell>
          <table:table-cell table:number-columns-repeated="2" table:style-name="ce13" office:value-type="float" office:value="168" calcext:value-type="float">
            <text:p>168</text:p>
          </table:table-cell>
          <table:table-cell table:style-name="ce15" table:content-validation-name="val2" office:value-type="string" calcext:value-type="string">
            <text:p>taip</text:p>
          </table:table-cell>
          <table:table-cell table:style-name="ce13" office:value-type="float" office:value="0" calcext:value-type="float">
            <text:p>0</text:p>
          </table:table-cell>
          <table:table-cell table:style-name="ce12" table:content-validation-name="val3" office:value-type="float" office:value="0" calcext:value-type="float">
            <text:p>0,00</text:p>
          </table:table-cell>
          <table:table-cell table:style-name="ce19" table:formula="of:=ROUND([.C8]/[.E8]*[.F8];2)" office:value-type="float" office:value="1000" calcext:value-type="float">
            <text:p>1000,00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19" table:formula="of:=SUM([.J8:.M8])" office:value-type="float" office:value="1000" calcext:value-type="float">
            <text:p>1000,00</text:p>
          </table:table-cell>
          <table:table-cell table:style-name="ce19" table:formula="of:=ROUND(IF([.D8]=&quot;ne&quot;;([.N8]-[.M8])*(0.0163+COM.MICROSOFT.SWITCH([.$C$19];&quot;I&quot;;0.14/100;&quot;II&quot;;0.36/100;&quot;III&quot;;0.7/100;&quot;IV&quot;;1.4/100));([.N8]-[.M8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19" table:formula="of:=ROUND(IF([.G8]=&quot;taip&quot;;(IF(AND([.N8]&lt;=607;[.N8]&gt;=350);350;(IF([.N8]&lt;350;[.N8];IF(350-0.17*([.N8]-607)&lt;0;0;(350-0.17*([.N8]-607)))))));0);2)" office:value-type="float" office:value="283.19" calcext:value-type="float">
            <text:p>283,19</text:p>
          </table:table-cell>
          <table:table-cell table:style-name="ce19" table:formula="of:=ROUND((([.N8]-[.P8]-[.H8]-[.M8])*0.2)+([.M8]*0.15);2)" office:value-type="float" office:value="143.36" calcext:value-type="float">
            <text:p>143,36</text:p>
          </table:table-cell>
          <table:table-cell table:style-name="ce19" table:formula="of:=ROUND(([.N8]-[.M8])*(0.195+([.I8]/100));2)" office:value-type="float" office:value="195" calcext:value-type="float">
            <text:p>195,00</text:p>
          </table:table-cell>
          <table:table-cell table:style-name="ce19" table:formula="of:=IF([.D8]=&quot;ne&quot;;[.I8]+21.13+COM.MICROSOFT.SWITCH([.$C$19];&quot;I&quot;;0.14;&quot;II&quot;;0.36;&quot;III&quot;;0.7;&quot;IV&quot;;1.4);[.I8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19" table:formula="of:=ROUND(([.N8]-[.M8])*([.S8]/100);2)" office:value-type="float" office:value="212.7" calcext:value-type="float">
            <text:p>212,70</text:p>
          </table:table-cell>
          <table:table-cell table:number-columns-repeated="2" table:style-name="ce9" office:value-type="float" office:value="0" calcext:value-type="float">
            <text:p>0,00</text:p>
          </table:table-cell>
          <table:table-cell table:style-name="ce19" table:formula="of:=ROUND([.N8]-[.Q8]-[.R8]-[.U8]-[.V8];2)" office:value-type="float" office:value="661.64" calcext:value-type="float">
            <text:p>661,64</text:p>
          </table:table-cell>
          <table:table-cell table:number-columns-repeated="100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etraitis, Petras</text:p>
          </table:table-cell>
          <table:table-cell table:style-name="ce9" office:value-type="float" office:value="1000" calcext:value-type="float">
            <text:p>1000,00</text:p>
          </table:table-cell>
          <table:table-cell table:style-name="ce12" table:content-validation-name="val2" office:value-type="string" calcext:value-type="string">
            <text:p>ne</text:p>
          </table:table-cell>
          <table:table-cell table:number-columns-repeated="2" table:style-name="ce13" office:value-type="float" office:value="168" calcext:value-type="float">
            <text:p>168</text:p>
          </table:table-cell>
          <table:table-cell table:style-name="ce15" table:content-validation-name="val2" office:value-type="string" calcext:value-type="string">
            <text:p>taip</text:p>
          </table:table-cell>
          <table:table-cell table:style-name="ce13" office:value-type="float" office:value="0" calcext:value-type="float">
            <text:p>0</text:p>
          </table:table-cell>
          <table:table-cell table:style-name="ce12" table:content-validation-name="val3" office:value-type="float" office:value="0" calcext:value-type="float">
            <text:p>0,00</text:p>
          </table:table-cell>
          <table:table-cell table:style-name="ce19" table:formula="of:=ROUND([.C9]/[.E9]*[.F9];2)" office:value-type="float" office:value="1000" calcext:value-type="float">
            <text:p>1000,00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19" table:formula="of:=SUM([.J9:.M9])" office:value-type="float" office:value="1000" calcext:value-type="float">
            <text:p>1000,00</text:p>
          </table:table-cell>
          <table:table-cell table:style-name="ce19" table:formula="of:=ROUND(IF([.D9]=&quot;ne&quot;;([.N9]-[.M9])*(0.0163+COM.MICROSOFT.SWITCH([.$C$19];&quot;I&quot;;0.14/100;&quot;II&quot;;0.36/100;&quot;III&quot;;0.7/100;&quot;IV&quot;;1.4/100));([.N9]-[.M9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19" table:formula="of:=ROUND(IF([.G9]=&quot;taip&quot;;(IF(AND([.N9]&lt;=607;[.N9]&gt;=350);350;(IF([.N9]&lt;350;[.N9];IF(350-0.17*([.N9]-607)&lt;0;0;(350-0.17*([.N9]-607)))))));0);2)" office:value-type="float" office:value="283.19" calcext:value-type="float">
            <text:p>283,19</text:p>
          </table:table-cell>
          <table:table-cell table:style-name="ce19" table:formula="of:=ROUND((([.N9]-[.P9]-[.H9]-[.M9])*0.2)+([.M9]*0.15);2)" office:value-type="float" office:value="143.36" calcext:value-type="float">
            <text:p>143,36</text:p>
          </table:table-cell>
          <table:table-cell table:style-name="ce19" table:formula="of:=ROUND(([.N9]-[.M9])*(0.195+([.I9]/100));2)" office:value-type="float" office:value="195" calcext:value-type="float">
            <text:p>195,00</text:p>
          </table:table-cell>
          <table:table-cell table:style-name="ce19" table:formula="of:=IF([.D9]=&quot;ne&quot;;[.I9]+21.13+COM.MICROSOFT.SWITCH([.$C$19];&quot;I&quot;;0.14;&quot;II&quot;;0.36;&quot;III&quot;;0.7;&quot;IV&quot;;1.4);[.I9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19" table:formula="of:=ROUND(([.N9]-[.M9])*([.S9]/100);2)" office:value-type="float" office:value="212.7" calcext:value-type="float">
            <text:p>212,70</text:p>
          </table:table-cell>
          <table:table-cell table:number-columns-repeated="2" table:style-name="ce9" office:value-type="float" office:value="0" calcext:value-type="float">
            <text:p>0,00</text:p>
          </table:table-cell>
          <table:table-cell table:style-name="ce19" table:formula="of:=ROUND([.N9]-[.Q9]-[.R9]-[.U9]-[.V9];2)" office:value-type="float" office:value="661.64" calcext:value-type="float">
            <text:p>661,64</text:p>
          </table:table-cell>
          <table:table-cell table:number-columns-repeated="100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etraitis, Petras</text:p>
          </table:table-cell>
          <table:table-cell table:style-name="ce9" office:value-type="float" office:value="1000" calcext:value-type="float">
            <text:p>1000,00</text:p>
          </table:table-cell>
          <table:table-cell table:style-name="ce12" table:content-validation-name="val2" office:value-type="string" calcext:value-type="string">
            <text:p>ne</text:p>
          </table:table-cell>
          <table:table-cell table:number-columns-repeated="2" table:style-name="ce13" office:value-type="float" office:value="168" calcext:value-type="float">
            <text:p>168</text:p>
          </table:table-cell>
          <table:table-cell table:style-name="ce15" table:content-validation-name="val2" office:value-type="string" calcext:value-type="string">
            <text:p>taip</text:p>
          </table:table-cell>
          <table:table-cell table:style-name="ce13" office:value-type="float" office:value="0" calcext:value-type="float">
            <text:p>0</text:p>
          </table:table-cell>
          <table:table-cell table:style-name="ce12" table:content-validation-name="val3" office:value-type="float" office:value="0" calcext:value-type="float">
            <text:p>0,00</text:p>
          </table:table-cell>
          <table:table-cell table:style-name="ce19" table:formula="of:=ROUND([.C10]/[.E10]*[.F10];2)" office:value-type="float" office:value="1000" calcext:value-type="float">
            <text:p>1000,00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19" table:formula="of:=SUM([.J10:.M10])" office:value-type="float" office:value="1000" calcext:value-type="float">
            <text:p>1000,00</text:p>
          </table:table-cell>
          <table:table-cell table:style-name="ce19" table:formula="of:=ROUND(IF([.D10]=&quot;ne&quot;;([.N10]-[.M10])*(0.0163+COM.MICROSOFT.SWITCH([.$C$19];&quot;I&quot;;0.14/100;&quot;II&quot;;0.36/100;&quot;III&quot;;0.7/100;&quot;IV&quot;;1.4/100));([.N10]-[.M10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19" table:formula="of:=ROUND(IF([.G10]=&quot;taip&quot;;(IF(AND([.N10]&lt;=607;[.N10]&gt;=350);350;(IF([.N10]&lt;350;[.N10];IF(350-0.17*([.N10]-607)&lt;0;0;(350-0.17*([.N10]-607)))))));0);2)" office:value-type="float" office:value="283.19" calcext:value-type="float">
            <text:p>283,19</text:p>
          </table:table-cell>
          <table:table-cell table:style-name="ce19" table:formula="of:=ROUND((([.N10]-[.P10]-[.H10]-[.M10])*0.2)+([.M10]*0.15);2)" office:value-type="float" office:value="143.36" calcext:value-type="float">
            <text:p>143,36</text:p>
          </table:table-cell>
          <table:table-cell table:style-name="ce19" table:formula="of:=ROUND(([.N10]-[.M10])*(0.195+([.I10]/100));2)" office:value-type="float" office:value="195" calcext:value-type="float">
            <text:p>195,00</text:p>
          </table:table-cell>
          <table:table-cell table:style-name="ce19" table:formula="of:=IF([.D10]=&quot;ne&quot;;[.I10]+21.13+COM.MICROSOFT.SWITCH([.$C$19];&quot;I&quot;;0.14;&quot;II&quot;;0.36;&quot;III&quot;;0.7;&quot;IV&quot;;1.4);[.I10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19" table:formula="of:=ROUND(([.N10]-[.M10])*([.S10]/100);2)" office:value-type="float" office:value="212.7" calcext:value-type="float">
            <text:p>212,70</text:p>
          </table:table-cell>
          <table:table-cell table:number-columns-repeated="2" table:style-name="ce9" office:value-type="float" office:value="0" calcext:value-type="float">
            <text:p>0,00</text:p>
          </table:table-cell>
          <table:table-cell table:style-name="ce19" table:formula="of:=ROUND([.N10]-[.Q10]-[.R10]-[.U10]-[.V10];2)" office:value-type="float" office:value="661.64" calcext:value-type="float">
            <text:p>661,64</text:p>
          </table:table-cell>
          <table:table-cell table:number-columns-repeated="100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etraitis, Petras</text:p>
          </table:table-cell>
          <table:table-cell table:style-name="ce9" office:value-type="float" office:value="1000" calcext:value-type="float">
            <text:p>1000,00</text:p>
          </table:table-cell>
          <table:table-cell table:style-name="ce12" table:content-validation-name="val2" office:value-type="string" calcext:value-type="string">
            <text:p>ne</text:p>
          </table:table-cell>
          <table:table-cell table:number-columns-repeated="2" table:style-name="ce13" office:value-type="float" office:value="168" calcext:value-type="float">
            <text:p>168</text:p>
          </table:table-cell>
          <table:table-cell table:style-name="ce15" table:content-validation-name="val2" office:value-type="string" calcext:value-type="string">
            <text:p>taip</text:p>
          </table:table-cell>
          <table:table-cell table:style-name="ce13" office:value-type="float" office:value="0" calcext:value-type="float">
            <text:p>0</text:p>
          </table:table-cell>
          <table:table-cell table:style-name="ce12" table:content-validation-name="val3" office:value-type="float" office:value="0" calcext:value-type="float">
            <text:p>0,00</text:p>
          </table:table-cell>
          <table:table-cell table:style-name="ce19" table:formula="of:=ROUND([.C11]/[.E11]*[.F11];2)" office:value-type="float" office:value="1000" calcext:value-type="float">
            <text:p>1000,00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19" table:formula="of:=SUM([.J11:.M11])" office:value-type="float" office:value="1000" calcext:value-type="float">
            <text:p>1000,00</text:p>
          </table:table-cell>
          <table:table-cell table:style-name="ce19" table:formula="of:=ROUND(IF([.D11]=&quot;ne&quot;;([.N11]-[.M11])*(0.0163+COM.MICROSOFT.SWITCH([.$C$19];&quot;I&quot;;0.14/100;&quot;II&quot;;0.36/100;&quot;III&quot;;0.7/100;&quot;IV&quot;;1.4/100));([.N11]-[.M11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19" table:formula="of:=ROUND(IF([.G11]=&quot;taip&quot;;(IF(AND([.N11]&lt;=607;[.N11]&gt;=350);350;(IF([.N11]&lt;350;[.N11];IF(350-0.17*([.N11]-607)&lt;0;0;(350-0.17*([.N11]-607)))))));0);2)" office:value-type="float" office:value="283.19" calcext:value-type="float">
            <text:p>283,19</text:p>
          </table:table-cell>
          <table:table-cell table:style-name="ce19" table:formula="of:=ROUND((([.N11]-[.P11]-[.H11]-[.M11])*0.2)+([.M11]*0.15);2)" office:value-type="float" office:value="143.36" calcext:value-type="float">
            <text:p>143,36</text:p>
          </table:table-cell>
          <table:table-cell table:style-name="ce19" table:formula="of:=ROUND(([.N11]-[.M11])*(0.195+([.I11]/100));2)" office:value-type="float" office:value="195" calcext:value-type="float">
            <text:p>195,00</text:p>
          </table:table-cell>
          <table:table-cell table:style-name="ce19" table:formula="of:=IF([.D11]=&quot;ne&quot;;[.I11]+21.13+COM.MICROSOFT.SWITCH([.$C$19];&quot;I&quot;;0.14;&quot;II&quot;;0.36;&quot;III&quot;;0.7;&quot;IV&quot;;1.4);[.I11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19" table:formula="of:=ROUND(([.N11]-[.M11])*([.S11]/100);2)" office:value-type="float" office:value="212.7" calcext:value-type="float">
            <text:p>212,70</text:p>
          </table:table-cell>
          <table:table-cell table:number-columns-repeated="2" table:style-name="ce9" office:value-type="float" office:value="0" calcext:value-type="float">
            <text:p>0,00</text:p>
          </table:table-cell>
          <table:table-cell table:style-name="ce19" table:formula="of:=ROUND([.N11]-[.Q11]-[.R11]-[.U11]-[.V11];2)" office:value-type="float" office:value="661.64" calcext:value-type="float">
            <text:p>661,64</text:p>
          </table:table-cell>
          <table:table-cell table:number-columns-repeated="100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Petraitis, Petras</text:p>
          </table:table-cell>
          <table:table-cell table:style-name="ce9" office:value-type="float" office:value="1000" calcext:value-type="float">
            <text:p>1000,00</text:p>
          </table:table-cell>
          <table:table-cell table:style-name="ce12" table:content-validation-name="val2" office:value-type="string" calcext:value-type="string">
            <text:p>ne</text:p>
          </table:table-cell>
          <table:table-cell table:number-columns-repeated="2" table:style-name="ce13" office:value-type="float" office:value="168" calcext:value-type="float">
            <text:p>168</text:p>
          </table:table-cell>
          <table:table-cell table:style-name="ce15" table:content-validation-name="val2" office:value-type="string" calcext:value-type="string">
            <text:p>taip</text:p>
          </table:table-cell>
          <table:table-cell table:style-name="ce13" office:value-type="float" office:value="0" calcext:value-type="float">
            <text:p>0</text:p>
          </table:table-cell>
          <table:table-cell table:style-name="ce12" table:content-validation-name="val3" office:value-type="float" office:value="0" calcext:value-type="float">
            <text:p>0,00</text:p>
          </table:table-cell>
          <table:table-cell table:style-name="ce19" table:formula="of:=ROUND([.C12]/[.E12]*[.F12];2)" office:value-type="float" office:value="1000" calcext:value-type="float">
            <text:p>1000,00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19" table:formula="of:=SUM([.J12:.M12])" office:value-type="float" office:value="1000" calcext:value-type="float">
            <text:p>1000,00</text:p>
          </table:table-cell>
          <table:table-cell table:style-name="ce19" table:formula="of:=ROUND(IF([.D12]=&quot;ne&quot;;([.N12]-[.M12])*(0.0163+COM.MICROSOFT.SWITCH([.$C$19];&quot;I&quot;;0.14/100;&quot;II&quot;;0.36/100;&quot;III&quot;;0.7/100;&quot;IV&quot;;1.4/100));([.N12]-[.M12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19" table:formula="of:=ROUND(IF([.G12]=&quot;taip&quot;;(IF(AND([.N12]&lt;=607;[.N12]&gt;=350);350;(IF([.N12]&lt;350;[.N12];IF(350-0.17*([.N12]-607)&lt;0;0;(350-0.17*([.N12]-607)))))));0);2)" office:value-type="float" office:value="283.19" calcext:value-type="float">
            <text:p>283,19</text:p>
          </table:table-cell>
          <table:table-cell table:style-name="ce19" table:formula="of:=ROUND((([.N12]-[.P12]-[.H12]-[.M12])*0.2)+([.M12]*0.15);2)" office:value-type="float" office:value="143.36" calcext:value-type="float">
            <text:p>143,36</text:p>
          </table:table-cell>
          <table:table-cell table:style-name="ce19" table:formula="of:=ROUND(([.N12]-[.M12])*(0.195+([.I12]/100));2)" office:value-type="float" office:value="195" calcext:value-type="float">
            <text:p>195,00</text:p>
          </table:table-cell>
          <table:table-cell table:style-name="ce19" table:formula="of:=IF([.D12]=&quot;ne&quot;;[.I12]+21.13+COM.MICROSOFT.SWITCH([.$C$19];&quot;I&quot;;0.14;&quot;II&quot;;0.36;&quot;III&quot;;0.7;&quot;IV&quot;;1.4);[.I12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19" table:formula="of:=ROUND(([.N12]-[.M12])*([.S12]/100);2)" office:value-type="float" office:value="212.7" calcext:value-type="float">
            <text:p>212,70</text:p>
          </table:table-cell>
          <table:table-cell table:number-columns-repeated="2" table:style-name="ce9" office:value-type="float" office:value="0" calcext:value-type="float">
            <text:p>0,00</text:p>
          </table:table-cell>
          <table:table-cell table:style-name="ce19" table:formula="of:=ROUND([.N12]-[.Q12]-[.R12]-[.U12]-[.V12];2)" office:value-type="float" office:value="661.64" calcext:value-type="float">
            <text:p>661,64</text:p>
          </table:table-cell>
          <table:table-cell table:number-columns-repeated="100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etraitis, Petras</text:p>
          </table:table-cell>
          <table:table-cell table:style-name="ce9" office:value-type="float" office:value="1000" calcext:value-type="float">
            <text:p>1000,00</text:p>
          </table:table-cell>
          <table:table-cell table:style-name="ce12" table:content-validation-name="val2" office:value-type="string" calcext:value-type="string">
            <text:p>ne</text:p>
          </table:table-cell>
          <table:table-cell table:number-columns-repeated="2" table:style-name="ce13" office:value-type="float" office:value="168" calcext:value-type="float">
            <text:p>168</text:p>
          </table:table-cell>
          <table:table-cell table:style-name="ce15" table:content-validation-name="val2" office:value-type="string" calcext:value-type="string">
            <text:p>taip</text:p>
          </table:table-cell>
          <table:table-cell table:style-name="ce13" office:value-type="float" office:value="0" calcext:value-type="float">
            <text:p>0</text:p>
          </table:table-cell>
          <table:table-cell table:style-name="ce12" table:content-validation-name="val3" office:value-type="float" office:value="0" calcext:value-type="float">
            <text:p>0,00</text:p>
          </table:table-cell>
          <table:table-cell table:style-name="ce19" table:formula="of:=ROUND([.C13]/[.E13]*[.F13];2)" office:value-type="float" office:value="1000" calcext:value-type="float">
            <text:p>1000,00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19" table:formula="of:=SUM([.J13:.M13])" office:value-type="float" office:value="1000" calcext:value-type="float">
            <text:p>1000,00</text:p>
          </table:table-cell>
          <table:table-cell table:style-name="ce19" table:formula="of:=ROUND(IF([.D13]=&quot;ne&quot;;([.N13]-[.M13])*(0.0163+COM.MICROSOFT.SWITCH([.$C$19];&quot;I&quot;;0.14/100;&quot;II&quot;;0.36/100;&quot;III&quot;;0.7/100;&quot;IV&quot;;1.4/100));([.N13]-[.M13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19" table:formula="of:=ROUND(IF([.G13]=&quot;taip&quot;;(IF(AND([.N13]&lt;=607;[.N13]&gt;=350);350;(IF([.N13]&lt;350;[.N13];IF(350-0.17*([.N13]-607)&lt;0;0;(350-0.17*([.N13]-607)))))));0);2)" office:value-type="float" office:value="283.19" calcext:value-type="float">
            <text:p>283,19</text:p>
          </table:table-cell>
          <table:table-cell table:style-name="ce19" table:formula="of:=ROUND((([.N13]-[.P13]-[.H13]-[.M13])*0.2)+([.M13]*0.15);2)" office:value-type="float" office:value="143.36" calcext:value-type="float">
            <text:p>143,36</text:p>
          </table:table-cell>
          <table:table-cell table:style-name="ce19" table:formula="of:=ROUND(([.N13]-[.M13])*(0.195+([.I13]/100));2)" office:value-type="float" office:value="195" calcext:value-type="float">
            <text:p>195,00</text:p>
          </table:table-cell>
          <table:table-cell table:style-name="ce19" table:formula="of:=IF([.D13]=&quot;ne&quot;;[.I13]+21.13+COM.MICROSOFT.SWITCH([.$C$19];&quot;I&quot;;0.14;&quot;II&quot;;0.36;&quot;III&quot;;0.7;&quot;IV&quot;;1.4);[.I13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19" table:formula="of:=ROUND(([.N13]-[.M13])*([.S13]/100);2)" office:value-type="float" office:value="212.7" calcext:value-type="float">
            <text:p>212,70</text:p>
          </table:table-cell>
          <table:table-cell table:number-columns-repeated="2" table:style-name="ce9" office:value-type="float" office:value="0" calcext:value-type="float">
            <text:p>0,00</text:p>
          </table:table-cell>
          <table:table-cell table:style-name="ce19" table:formula="of:=ROUND([.N13]-[.Q13]-[.R13]-[.U13]-[.V13];2)" office:value-type="float" office:value="661.64" calcext:value-type="float">
            <text:p>661,64</text:p>
          </table:table-cell>
          <table:table-cell table:number-columns-repeated="100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etraitis, Petras</text:p>
          </table:table-cell>
          <table:table-cell table:style-name="ce9" office:value-type="float" office:value="1000" calcext:value-type="float">
            <text:p>1000,00</text:p>
          </table:table-cell>
          <table:table-cell table:style-name="ce12" table:content-validation-name="val2" office:value-type="string" calcext:value-type="string">
            <text:p>ne</text:p>
          </table:table-cell>
          <table:table-cell table:number-columns-repeated="2" table:style-name="ce13" office:value-type="float" office:value="168" calcext:value-type="float">
            <text:p>168</text:p>
          </table:table-cell>
          <table:table-cell table:style-name="ce15" table:content-validation-name="val2" office:value-type="string" calcext:value-type="string">
            <text:p>taip</text:p>
          </table:table-cell>
          <table:table-cell table:style-name="ce13" office:value-type="float" office:value="0" calcext:value-type="float">
            <text:p>0</text:p>
          </table:table-cell>
          <table:table-cell table:style-name="ce12" table:content-validation-name="val3" office:value-type="float" office:value="0" calcext:value-type="float">
            <text:p>0,00</text:p>
          </table:table-cell>
          <table:table-cell table:style-name="ce19" table:formula="of:=ROUND([.C14]/[.E14]*[.F14];2)" office:value-type="float" office:value="1000" calcext:value-type="float">
            <text:p>1000,00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19" table:formula="of:=SUM([.J14:.M14])" office:value-type="float" office:value="1000" calcext:value-type="float">
            <text:p>1000,00</text:p>
          </table:table-cell>
          <table:table-cell table:style-name="ce19" table:formula="of:=ROUND(IF([.D14]=&quot;ne&quot;;([.N14]-[.M14])*(0.0163+COM.MICROSOFT.SWITCH([.$C$19];&quot;I&quot;;0.14/100;&quot;II&quot;;0.36/100;&quot;III&quot;;0.7/100;&quot;IV&quot;;1.4/100));([.N14]-[.M14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19" table:formula="of:=ROUND(IF([.G14]=&quot;taip&quot;;(IF(AND([.N14]&lt;=607;[.N14]&gt;=350);350;(IF([.N14]&lt;350;[.N14];IF(350-0.17*([.N14]-607)&lt;0;0;(350-0.17*([.N14]-607)))))));0);2)" office:value-type="float" office:value="283.19" calcext:value-type="float">
            <text:p>283,19</text:p>
          </table:table-cell>
          <table:table-cell table:style-name="ce19" table:formula="of:=ROUND((([.N14]-[.P14]-[.H14]-[.M14])*0.2)+([.M14]*0.15);2)" office:value-type="float" office:value="143.36" calcext:value-type="float">
            <text:p>143,36</text:p>
          </table:table-cell>
          <table:table-cell table:style-name="ce19" table:formula="of:=ROUND(([.N14]-[.M14])*(0.195+([.I14]/100));2)" office:value-type="float" office:value="195" calcext:value-type="float">
            <text:p>195,00</text:p>
          </table:table-cell>
          <table:table-cell table:style-name="ce19" table:formula="of:=IF([.D14]=&quot;ne&quot;;[.I14]+21.13+COM.MICROSOFT.SWITCH([.$C$19];&quot;I&quot;;0.14;&quot;II&quot;;0.36;&quot;III&quot;;0.7;&quot;IV&quot;;1.4);[.I14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19" table:formula="of:=ROUND(([.N14]-[.M14])*([.S14]/100);2)" office:value-type="float" office:value="212.7" calcext:value-type="float">
            <text:p>212,70</text:p>
          </table:table-cell>
          <table:table-cell table:number-columns-repeated="2" table:style-name="ce9" office:value-type="float" office:value="0" calcext:value-type="float">
            <text:p>0,00</text:p>
          </table:table-cell>
          <table:table-cell table:style-name="ce19" table:formula="of:=ROUND([.N14]-[.Q14]-[.R14]-[.U14]-[.V14];2)" office:value-type="float" office:value="661.64" calcext:value-type="float">
            <text:p>661,64</text:p>
          </table:table-cell>
          <table:table-cell table:number-columns-repeated="1001"/>
        </table:table-row>
        <table:table-row table:style-name="ro1">
          <table:table-cell table:style-name="ce5"/>
          <table:table-cell table:style-name="ce6"/>
          <table:table-cell table:style-name="ce10" table:number-columns-repeated="2"/>
          <table:table-cell table:style-name="ce14" table:number-columns-repeated="4"/>
          <table:table-cell table:style-name="ce16" office:value-type="string" calcext:value-type="string">
            <text:p>Viso:</text:p>
          </table:table-cell>
          <table:table-cell table:style-name="ce20" table:formula="of:=SUM([.J5:.J14])" office:value-type="float" office:value="10000" calcext:value-type="float">
            <text:p>10000,00</text:p>
          </table:table-cell>
          <table:table-cell table:style-name="ce20" table:formula="of:=SUM([.K5:.K14])" office:value-type="float" office:value="0" calcext:value-type="float">
            <text:p>0,00</text:p>
          </table:table-cell>
          <table:table-cell table:style-name="ce20" table:formula="of:=SUM([.L5:.L14])" office:value-type="float" office:value="0" calcext:value-type="float">
            <text:p>0,00</text:p>
          </table:table-cell>
          <table:table-cell table:style-name="ce20" table:formula="of:=SUM([.M5:.M14])" office:value-type="float" office:value="0" calcext:value-type="float">
            <text:p>0,00</text:p>
          </table:table-cell>
          <table:table-cell table:style-name="ce20" table:formula="of:=SUM([.N5:.N14])" office:value-type="float" office:value="10000" calcext:value-type="float">
            <text:p>10000,00</text:p>
          </table:table-cell>
          <table:table-cell table:style-name="ce20" table:formula="of:=SUM([.O5:.O14])" office:value-type="float" office:value="177" calcext:value-type="float">
            <text:p>177,00</text:p>
          </table:table-cell>
          <table:table-cell table:style-name="ce20" table:formula="of:=SUM([.P5:.P14])" office:value-type="float" office:value="2831.9" calcext:value-type="float">
            <text:p>2831,90</text:p>
          </table:table-cell>
          <table:table-cell table:style-name="ce20" table:formula="of:=SUM([.Q5:.Q14])" office:value-type="float" office:value="1433.6" calcext:value-type="float">
            <text:p>1433,60</text:p>
          </table:table-cell>
          <table:table-cell table:style-name="ce20" table:formula="of:=SUM([.R5:.R14])" office:value-type="float" office:value="1950" calcext:value-type="float">
            <text:p>1950,00</text:p>
          </table:table-cell>
          <table:table-cell table:style-name="ce20"/>
          <table:table-cell table:style-name="ce20" table:formula="of:=SUM([.T5:.T14])" office:value-type="float" office:value="2127" calcext:value-type="float">
            <text:p>2127,00</text:p>
          </table:table-cell>
          <table:table-cell table:style-name="ce20" table:formula="of:=SUM([.U5:.U14])" office:value-type="float" office:value="0" calcext:value-type="float">
            <text:p>0,00</text:p>
          </table:table-cell>
          <table:table-cell table:style-name="ce20" table:formula="of:=SUM([.V5:.V14])" office:value-type="float" office:value="0" calcext:value-type="float">
            <text:p>0,00</text:p>
          </table:table-cell>
          <table:table-cell table:style-name="ce20" table:formula="of:=SUM([.W5:.W14])" office:value-type="float" office:value="6616.4" calcext:value-type="float">
            <text:p>6616,40</text:p>
          </table:table-cell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10" table:number-columns-repeated="2"/>
          <table:table-cell table:style-name="ce14" table:number-columns-repeated="5"/>
          <table:table-cell table:style-name="ce10" table:number-columns-repeated="14"/>
          <table:table-cell table:number-columns-repeated="1001"/>
        </table:table-row>
        <table:table-row table:style-name="ro1">
          <table:table-cell table:style-name="ce6" table:number-columns-repeated="2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raudėjo grupė</text:p>
          </table:table-cell>
          <table:table-cell table:style-name="ce11" table:content-validation-name="val1" office:value-type="string" calcext:value-type="string">
            <text:p>I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3P0" style:volatile="true" number:language="lt" number:country="LT">
      <number:number number:decimal-places="0" loext:min-decimal-places="0" number:min-integer-digits="1" number:grouping="true"/>
      <number:text> Lt</number:text>
    </number:number-style>
    <number:number-style style:name="N10113" number:language="lt" number:country="LT"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0113P0"/>
    </number:number-style>
    <number:number-style style:name="N10114P0" style:volatile="true" number:language="lt" number:country="LT">
      <number:number number:decimal-places="0" loext:min-decimal-places="0" number:min-integer-digits="1" number:grouping="true"/>
      <number:text> Lt</number:text>
    </number:number-style>
    <number:number-style style:name="N10114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0114P0"/>
    </number:number-style>
    <number:number-style style:name="N10115P0" style:volatile="true" number:language="lt" number:country="LT">
      <number:number number:decimal-places="2" loext:min-decimal-places="2" number:min-integer-digits="1" number:grouping="true"/>
      <number:text> Lt</number:text>
    </number:number-style>
    <number:number-style style:name="N10115" number:language="lt" number:country="LT"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0115P0"/>
    </number:number-style>
    <number:number-style style:name="N10116P0" style:volatile="true" number:language="lt" number:country="LT">
      <number:number number:decimal-places="2" loext:min-decimal-places="2" number:min-integer-digits="1" number:grouping="true"/>
      <number:text> Lt</number:text>
    </number:number-style>
    <number:number-style style:name="N10116" number:language="lt" number:country="LT">
      <style:text-properties fo:color="#ff0000"/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0116P0"/>
    </number:number-style>
    <number:date-style style:name="N10117" number:language="lt" number:country="LT">
      <number:year number:style="long"/>
      <number:text>.</number:text>
      <number:month number:style="long"/>
      <number:text>.</number:text>
      <number:day number:style="long"/>
    </number:date-style>
    <number:date-style style:name="N10118" number:language="lt" number:country="LT">
      <number:day number:style="long"/>
      <number:text>.</number:text>
      <number:month number:textual="true"/>
      <number:text>.</number:text>
      <number:year/>
    </number:date-style>
    <number:date-style style:name="N10119" number:language="lt" number:country="LT">
      <number:day number:style="long"/>
      <number:text>.</number:text>
      <number:month number:textual="true"/>
    </number:date-style>
    <number:date-style style:name="N10120" number:language="lt" number:country="LT">
      <number:month number:textual="true"/>
      <number:text>.</number:text>
      <number:year/>
    </number:date-style>
    <number:time-style style:name="N10121" number:language="lt" number:country="LT">
      <number:hours/>
      <number:text>:</number:text>
      <number:minutes number:style="long"/>
      <number:text> </number:text>
      <number:am-pm/>
    </number:time-style>
    <number:time-style style:name="N10122" number:language="lt" number:country="L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lt" number:country="LT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number:number-style style:name="N10124P0" style:volatile="true" number:language="lt" number:country="LT">
      <number:number number:decimal-places="0" loext:min-decimal-places="0" number:min-integer-digits="1" number:grouping="true"/>
      <number:text>    </number:text>
    </number:number-style>
    <number:number-style style:name="N10124" number:language="lt" number:country="LT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4P0"/>
    </number:number-style>
    <number:number-style style:name="N10125P0" style:volatile="true" number:language="lt" number:country="LT">
      <number:number number:decimal-places="0" loext:min-decimal-places="0" number:min-integer-digits="1" number:grouping="true"/>
      <number:text>    </number:text>
    </number:number-style>
    <number:number-style style:name="N10125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5P0"/>
    </number:number-style>
    <number:number-style style:name="N10126P0" style:volatile="true" number:language="lt" number:country="LT">
      <number:number number:decimal-places="2" loext:min-decimal-places="2" number:min-integer-digits="1" number:grouping="true"/>
      <number:text>    </number:text>
    </number:number-style>
    <number:number-style style:name="N10126" number:language="lt" number:country="LT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6P0"/>
    </number:number-style>
    <number:number-style style:name="N10127P0" style:volatile="true" number:language="lt" number:country="LT">
      <number:number number:decimal-places="2" loext:min-decimal-places="2" number:min-integer-digits="1" number:grouping="true"/>
      <number:text>    </number:text>
    </number:number-style>
    <number:number-style style:name="N10127" number:language="lt" number:country="LT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7P0"/>
    </number:number-style>
    <number:number-style style:name="N10128P0" style:volatile="true" number:language="lt" number:country="LT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lt" number:country="LT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lt" number:country="LT">
      <loext:text> </loext:text>
      <loext:fill-character> </loext:fill-character>
      <number:text>-     </number:text>
    </number:number-style>
    <number:text-style style:name="N10128" number:language="lt" number:country="LT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lt" number:country="LT">
      <loext:text> 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0129P1" style:volatile="true" number:language="lt" number:country="LT">
      <loext:text>-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0129P2" style:volatile="true" number:language="lt" number:country="LT">
      <loext:text> </loext:text>
      <loext:fill-character> </loext:fill-character>
      <number:text>- Lt </number:text>
    </number:number-style>
    <number:text-style style:name="N10129" number:language="lt" number:country="L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lt" number:country="LT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0P1" style:volatile="true" number:language="lt" number:country="LT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0P2" style:volatile="true" number:language="lt" number:country="LT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0" number:language="lt" number:country="LT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lt" number:country="LT">
      <loext:text> 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0131P1" style:volatile="true" number:language="lt" number:country="LT">
      <loext:text>-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0131P2" style:volatile="true" number:language="lt" number:country="LT">
      <loext:text> </loext:text>
      <loext:fill-character> </loext:fill-character>
      <number:text>-</number:text>
      <number:number number:decimal-places="0" loext:min-decimal-places="0" number:min-integer-digits="0"/>
      <number:text> Lt </number:text>
    </number:number-style>
    <number:text-style style:name="N10131" number:language="lt" number:country="LT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omualdas Taluntis</meta:initial-creator>
    <meta:print-date>2019-02-04T19:14:05</meta:print-date>
    <meta:creation-date>2019-01-29T12:53:32</meta:creation-date>
    <dc:date>2020-02-04T11:18:28.104000000</dc:date>
    <meta:generator>LibreOffice/6.4.0.3$Windows_X86_64 LibreOffice_project/b0a288ab3d2d4774cb44b62f04d5d28733ac6df8</meta:generator>
    <meta:editing-duration>PT2M9S</meta:editing-duration>
    <meta:editing-cycles>3</meta:editing-cycles>
    <meta:document-statistic meta:table-count="1" meta:cell-count="2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